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method</text:p>
          </table:table-cell>
          <table:table-cell office:value-type="string">
            <text:p>input SNPs</text:p>
          </table:table-cell>
          <table:table-cell office:value-type="string">
            <text:p>SNP length</text:p>
          </table:table-cell>
          <table:table-cell office:value-type="string">
            <text:p>iterations</text:p>
          </table:table-cell>
          <table:table-cell office:value-type="string">
            <text:p>parallelism</text:p>
          </table:table-cell>
          <table:table-cell office:value-type="string">
            <text:p>time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1">
          <table:table-cell office:value-type="string">
            <text:p>Matlab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office:value-type="float" office:value="502">
            <text:p>502</text:p>
          </table:table-cell>
          <table:table-cell table:formula="of:=[.G2]/[.B2]/[.D2]" office:value-type="float" office:value="0.00001004">
            <text:p>1.00E-005</text:p>
          </table:table-cell>
        </table:table-row>
        <table:table-row table:style-name="ro1">
          <table:table-cell office:value-type="string">
            <text:p>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.G3]/[.B3]/[.D3]" office:value-type="float" office:value="0.000000457692125">
            <text:p>4.58E-007</text:p>
          </table:table-cell>
        </table:table-row>
        <table:table-row table:style-name="ro1">
          <table:table-cell office:value-type="string">
            <text:p>GPU+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GPU plm'.G21]" office:value-type="float" office:value="25.75278125">
            <text:p>25.75278125</text:p>
          </table:table-cell>
          <table:table-cell table:formula="of:=[.G4]/[.B4]/[.D4]" office:value-type="float" office:value="0.000000515055625">
            <text:p>5.15E-007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PU plm" table:style-name="ta1" table:print="false">
        <table:table-column table:style-name="co7" table:number-columns-repeated="7" table:default-cell-style-name="Default"/>
        <table:table-column table:style-name="co7" table:default-cell-style-name="ce1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7.434">
            <text:p>207.434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86.551">
            <text:p>186.551</text:p>
          </table:table-cell>
          <table:table-cell table:formula="of:=[.G2]/[.D2]/[.A2]" office:value-type="float" office:value="0.00000373102">
            <text:p>3.7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165.668">
            <text:p>165.6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426">
            <text:p>454.426</text:p>
          </table:table-cell>
          <table:table-cell table:formula="of:=[.C5]" office:value-type="float" office:value="0">
            <text:p>0</text:p>
          </table:table-cell>
          <table:table-cell table:formula="of:=[.E5]" office:value-type="float" office:value="454.426">
            <text:p>454.426</text:p>
          </table:table-cell>
          <table:table-cell table:formula="of:=[.G5]/[.D5]/[.A5]" office:value-type="float" office:value="0.00000908852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0.5339">
            <text:p>50.5339</text:p>
          </table:table-cell>
          <table:table-cell table:formula="of:=AVERAGE([.C7:.C14])" office:value-type="float" office:value="0">
            <text:p>#DIV/0!</text:p>
          </table:table-cell>
          <table:table-cell table:formula="of:=AVERAGE([.E7:.E14])" office:value-type="float" office:value="45.537125">
            <text:p>45.537125</text:p>
          </table:table-cell>
          <table:table-cell table:formula="of:=[.G7]/[.D7]/[.A7]" office:value-type="float" office:value="0.0000009107425">
            <text:p>9.11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40.6135">
            <text:p>40.6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50.6689">
            <text:p>50.6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40.8652">
            <text:p>40.8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50.1328">
            <text:p>50.1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office:value-type="float" office:value="40.6491">
            <text:p>40.6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50.155">
            <text:p>50.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40.6786">
            <text:p>40.67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1.482">
            <text:p>101.482</text:p>
          </table:table-cell>
          <table:table-cell table:formula="of:=AVERAGE([.C16:.C19])" office:value-type="float" office:value="0">
            <text:p>#DIV/0!</text:p>
          </table:table-cell>
          <table:table-cell table:formula="of:=AVERAGE([.E16:.E19])" office:value-type="float" office:value="96.688875">
            <text:p>96.688875</text:p>
          </table:table-cell>
          <table:table-cell table:formula="of:=[.G16]/[.D16]/[.A16]" office:value-type="float" office:value="0.0000019337775">
            <text:p>1.9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82.0298">
            <text:p>82.0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105.478">
            <text:p>105.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97.7657">
            <text:p>97.76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5.3078">
            <text:p>25.3078</text:p>
          </table:table-cell>
          <table:table-cell table:formula="of:=AVERAGE([.C21:.C36])" office:value-type="float" office:value="0">
            <text:p>#DIV/0!</text:p>
          </table:table-cell>
          <table:table-cell table:formula="of:=AVERAGE([.E21:.E36])" office:value-type="float" office:value="22.88460625">
            <text:p>22.88460625</text:p>
          </table:table-cell>
          <table:table-cell table:formula="of:=[.G21]/[.D21]/[.A21]" office:value-type="float" office:value="0.000000457692125">
            <text:p>4.58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.4743">
            <text:p>20.4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5.2919">
            <text:p>25.2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.5824">
            <text:p>20.5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5.3578">
            <text:p>25.3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0.4183">
            <text:p>20.4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5.2793">
            <text:p>25.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0.4855">
            <text:p>20.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5.2556">
            <text:p>25.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0.5884">
            <text:p>20.5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5.2819">
            <text:p>25.2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0.4265">
            <text:p>20.4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5.2681">
            <text:p>25.2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0.4564">
            <text:p>20.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5.2524">
            <text:p>25.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0.4271">
            <text:p>20.427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PU plm" table:style-name="ta1" table:print="false">
        <table:table-column table:style-name="co7" table:number-columns-repeated="7" table:default-cell-style-name="Default"/>
        <table:table-column table:style-name="co7" table:default-cell-style-name="ce1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8.4843">
            <text:p>28.4843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28.4843">
            <text:p>28.4843</text:p>
          </table:table-cell>
          <table:table-cell table:formula="of:=[.G2]/[.D2]/[.A2]" office:value-type="float" office:value="0.000000569686">
            <text:p>5.70E-00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3.452">
            <text:p>203.452</text:p>
          </table:table-cell>
          <table:table-cell/>
          <table:table-cell table:formula="of:=AVERAGE([.E4:.E5])" office:value-type="float" office:value="199.2445">
            <text:p>199.2445</text:p>
          </table:table-cell>
          <table:table-cell table:formula="of:=[.G4]/[.D4]/[.A4]" office:value-type="float" office:value="0.00000398489">
            <text:p>3.98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95.037">
            <text:p>195.0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3.239">
            <text:p>103.239</text:p>
          </table:table-cell>
          <table:table-cell table:formula="of:=AVERAGE([.C7:.C10])" office:value-type="float" office:value="0">
            <text:p>#DIV/0!</text:p>
          </table:table-cell>
          <table:table-cell table:formula="of:=AVERAGE([.E7:.E10])" office:value-type="float" office:value="99.44285">
            <text:p>99.44285</text:p>
          </table:table-cell>
          <table:table-cell table:formula="of:=[.G7]/[.D7]/[.A7]" office:value-type="float" office:value="0.000001988857">
            <text:p>1.99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6.4157">
            <text:p>96.4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1.763">
            <text:p>101.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6.3537">
            <text:p>96.35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5.326">
            <text:p>55.326</text:p>
          </table:table-cell>
          <table:table-cell/>
          <table:table-cell table:formula="of:=AVERAGE([.E12:.E19])" office:value-type="float" office:value="50.67055">
            <text:p>50.67055</text:p>
          </table:table-cell>
          <table:table-cell table:formula="of:=[.G12]/[.D12]/[.A12]" office:value-type="float" office:value="0.000001013411">
            <text:p>1.01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7.7928">
            <text:p>47.7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2.603">
            <text:p>52.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8.3656">
            <text:p>48.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51.4691">
            <text:p>51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9.5495">
            <text:p>49.5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1.6032">
            <text:p>51.6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48.6552">
            <text:p>48.65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.4112">
            <text:p>26.4112</text:p>
          </table:table-cell>
          <table:table-cell/>
          <table:table-cell table:formula="of:=AVERAGE([.E21:.E36])" office:value-type="float" office:value="25.75278125">
            <text:p>25.75278125</text:p>
          </table:table-cell>
          <table:table-cell table:formula="of:=[.G21]/[.D21]/[.A21]" office:value-type="float" office:value="0.000000515055625">
            <text:p>5.15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4.628">
            <text:p>24.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6.0267">
            <text:p>26.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4.9932">
            <text:p>24.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6.9085">
            <text:p>26.9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5.2034">
            <text:p>25.2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6.0454">
            <text:p>26.0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5.6097">
            <text:p>25.6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6.0488">
            <text:p>26.0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5.4058">
            <text:p>25.4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6.0481">
            <text:p>26.0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5.5716">
            <text:p>25.5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6.0155">
            <text:p>26.0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5.1173">
            <text:p>25.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6.1013">
            <text:p>26.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5.91">
            <text:p>25.9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00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10-13T15:28:33</meta:creation-date>
    <dc:date>2011-10-14T00:29:42</dc:date>
    <dc:creator>user </dc:creator>
    <meta:editing-duration>PT3H11M48S</meta:editing-duration>
    <meta:editing-cycles>16</meta:editing-cycles>
    <meta:generator>LibreOffice/3.3$Unix LibreOffice_project/330m19$Build-401</meta:generator>
    <meta:document-statistic meta:table-count="3" meta:cell-count="228" meta:object-count="0"/>
  </office:meta>
</office:document-meta>
</file>